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5" style:family="paragraph" style:parent-style-name="Standard">
      <style:paragraph-properties fo:line-height="200%" fo:text-align="center" style:justify-single-word="false"/>
      <style:text-properties fo:letter-spacing="0.035cm" officeooo:rsid="0017e0f6" officeooo:paragraph-rsid="0066a7cb"/>
    </style:style>
    <style:style style:name="P66" style:family="paragraph" style:parent-style-name="Standard">
      <style:paragraph-properties fo:line-height="150%"/>
      <style:text-properties officeooo:paragraph-rsid="013272d8"/>
    </style:style>
    <style:style style:name="P67" style:family="paragraph" style:parent-style-name="Standard">
      <style:paragraph-properties fo:line-height="150%" fo:text-align="justify" style:justify-single-word="false"/>
      <style:text-properties officeooo:paragraph-rsid="02782527"/>
    </style:style>
    <style:style style:name="P6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9"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6"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7"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78"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79"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7a058b" style:font-size-asian="14pt" style:font-weight-asian="normal" style:font-size-complex="14pt" style:font-weight-complex="normal"/>
    </style:style>
    <style:style style:name="P80" style:family="paragraph" style:parent-style-name="Standard">
      <style:paragraph-properties fo:line-height="150%" fo:text-align="justify" style:justify-single-word="false"/>
      <style:text-properties officeooo:paragraph-rsid="027acf88"/>
    </style:style>
    <style:style style:name="P81" style:family="paragraph" style:parent-style-name="Standard">
      <style:paragraph-properties fo:line-height="150%" fo:text-align="justify" style:justify-single-word="false"/>
      <style:text-properties officeooo:rsid="027f19ef" officeooo:paragraph-rsid="0280d09f"/>
    </style:style>
    <style:style style:name="P82"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3"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8" style:family="paragraph">
      <loext:graphic-properties draw:fill-color="#2c3756"/>
    </style:style>
    <style:style style:name="P8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782527"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79a837"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7acf88"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7c9be5" style:font-size-asian="14pt" style:font-weight-asian="normal" style:font-size-complex="14pt" style:font-weight-complex="normal"/>
    </style:style>
    <style:style style:name="T20" style:family="text">
      <style:text-properties style:use-window-font-color="true" style:font-name="FreeSans" fo:font-size="14pt" fo:letter-spacing="0.035cm" fo:font-weight="normal" officeooo:rsid="0280d09f" style:font-size-asian="14pt" style:font-weight-asian="normal" style:font-size-complex="14pt" style:font-weight-complex="normal"/>
    </style:style>
    <style:style style:name="T21" style:family="text">
      <style:text-properties style:use-window-font-color="true" style:text-position="super 58%" officeooo:rsid="00f30495"/>
    </style:style>
    <style:style style:name="T22" style:family="text">
      <style:text-properties style:use-window-font-color="true" style:text-position="0% 100%"/>
    </style:style>
    <style:style style:name="T23" style:family="text">
      <style:text-properties style:use-window-font-color="true" style:text-position="0% 100%" officeooo:rsid="00f30495"/>
    </style:style>
    <style:style style:name="T24" style:family="text">
      <style:text-properties style:use-window-font-color="true" style:text-position="0% 100%" officeooo:rsid="00f31a41"/>
    </style:style>
    <style:style style:name="T25" style:family="text">
      <style:text-properties style:use-window-font-color="true" style:text-position="0% 100%" officeooo:rsid="00f4fbe0"/>
    </style:style>
    <style:style style:name="T26" style:family="text">
      <style:text-properties style:use-window-font-color="true" style:text-position="0% 100%" officeooo:rsid="00f5fb1a"/>
    </style:style>
    <style:style style:name="T27" style:family="text">
      <style:text-properties style:use-window-font-color="true" style:text-position="0% 100%" officeooo:rsid="00fe3a74"/>
    </style:style>
    <style:style style:name="T28" style:family="text">
      <style:text-properties style:use-window-font-color="true" style:text-position="0% 100%" officeooo:rsid="010020a8"/>
    </style:style>
    <style:style style:name="T29" style:family="text">
      <style:text-properties style:use-window-font-color="true" style:text-position="0% 100%" officeooo:rsid="01018069"/>
    </style:style>
    <style:style style:name="T30" style:family="text">
      <style:text-properties style:use-window-font-color="true" style:text-position="0% 100%" officeooo:rsid="01065bc6"/>
    </style:style>
    <style:style style:name="T31" style:family="text">
      <style:text-properties style:use-window-font-color="true" style:text-position="0% 100%" officeooo:rsid="0107e43f"/>
    </style:style>
    <style:style style:name="T32" style:family="text">
      <style:text-properties style:use-window-font-color="true" style:text-position="0% 100%" officeooo:rsid="01098425"/>
    </style:style>
    <style:style style:name="T33" style:family="text">
      <style:text-properties style:use-window-font-color="true" style:text-position="0% 100%" officeooo:rsid="010a657f"/>
    </style:style>
    <style:style style:name="T34" style:family="text">
      <style:text-properties style:use-window-font-color="true" style:text-position="0% 100%" officeooo:rsid="0110eddf"/>
    </style:style>
    <style:style style:name="T35" style:family="text">
      <style:text-properties style:use-window-font-color="true" style:text-position="0% 100%" officeooo:rsid="007a0b5a"/>
    </style:style>
    <style:style style:name="T36" style:family="text">
      <style:text-properties style:use-window-font-color="true" style:text-position="0% 100%" officeooo:rsid="007fadf1"/>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ize="18pt" fo:font-style="normal" fo:text-shadow="none" style:font-size-asian="18pt" style:font-style-asian="normal" style:font-size-complex="18pt" style:font-style-complex="normal"/>
    </style:style>
    <style:style style:name="T39" style:family="text">
      <style:text-properties fo:font-size="18pt" fo:font-style="normal" fo:text-shadow="none" officeooo:rsid="0242064d" style:font-size-asian="18pt" style:font-style-asian="normal" style:font-size-complex="18pt" style:font-style-complex="normal"/>
    </style:style>
    <style:style style:name="T40" style:family="text">
      <style:text-properties fo:font-size="18pt" fo:font-style="normal" fo:text-shadow="none" officeooo:rsid="025b0244" style:font-size-asian="18pt" style:font-style-asian="normal" style:font-size-complex="18pt" style:font-style-complex="normal"/>
    </style:style>
    <style:style style:name="T41" style:family="text">
      <style:text-properties fo:font-size="18pt" fo:text-shadow="none" style:font-size-asian="18pt" style:font-size-complex="18pt"/>
    </style:style>
    <style:style style:name="T42" style:family="text">
      <style:text-properties fo:font-size="18pt" fo:text-shadow="none" officeooo:rsid="0138f048" style:font-size-asian="18pt" style:font-size-complex="18pt"/>
    </style:style>
    <style:style style:name="T43" style:family="text">
      <style:text-properties officeooo:rsid="0068b0c7"/>
    </style:style>
    <style:style style:name="T44" style:family="text">
      <style:text-properties officeooo:rsid="006f7973"/>
    </style:style>
    <style:style style:name="T45" style:family="text">
      <style:text-properties officeooo:rsid="00b9f5d7"/>
    </style:style>
    <style:style style:name="T46" style:family="text">
      <style:text-properties officeooo:rsid="00bb7015"/>
    </style:style>
    <style:style style:name="T47" style:family="text">
      <style:text-properties fo:color="#405e01" style:text-position="super 58%" officeooo:rsid="00f30495"/>
    </style:style>
    <style:style style:name="T48" style:family="text">
      <style:text-properties fo:color="#405e01" style:text-position="super 58%" officeooo:rsid="010a657f"/>
    </style:style>
    <style:style style:name="T49" style:family="text">
      <style:text-properties fo:color="#2c3756" fo:font-style="italic" style:font-style-asian="italic" style:font-style-complex="italic"/>
    </style:style>
    <style:style style:name="T50" style:family="text">
      <style:text-properties fo:color="#2c3756" fo:font-style="italic" officeooo:rsid="00532285" style:font-style-asian="italic" style:font-style-complex="italic"/>
    </style:style>
    <style:style style:name="T51" style:family="text">
      <style:text-properties officeooo:rsid="022a252b"/>
    </style:style>
    <style:style style:name="T52" style:family="text">
      <style:text-properties officeooo:rsid="0242064d"/>
    </style:style>
    <style:style style:name="T53" style:family="text">
      <style:text-properties officeooo:rsid="0173b39a"/>
    </style:style>
    <style:style style:name="T54" style:family="text">
      <style:text-properties officeooo:rsid="006c620d"/>
    </style:style>
    <style:style style:name="T55" style:family="text">
      <style:text-properties officeooo:rsid="00532285"/>
    </style:style>
    <style:style style:name="T56" style:family="text">
      <style:text-properties officeooo:rsid="025b0244"/>
    </style:style>
    <style:style style:name="T57" style:family="text">
      <style:text-properties officeooo:rsid="025cfde2"/>
    </style:style>
    <style:style style:name="T58" style:family="text">
      <style:text-properties officeooo:rsid="025d8ba5"/>
    </style:style>
    <style:style style:name="T59" style:family="text">
      <style:text-properties officeooo:rsid="025efb5d"/>
    </style:style>
    <style:style style:name="T60" style:family="text">
      <style:text-properties officeooo:rsid="026c40be"/>
    </style:style>
    <style:style style:name="T61" style:family="text">
      <style:text-properties style:font-name="FreeSans" fo:font-size="12pt" fo:font-weight="normal" officeooo:rsid="025d8ba5" style:font-size-asian="12pt" style:font-weight-asian="normal" style:font-size-complex="12pt" style:font-weight-complex="normal"/>
    </style:style>
    <style:style style:name="T62" style:family="text">
      <style:text-properties style:font-name="FreeSans" fo:font-size="12pt" fo:font-weight="normal" officeooo:rsid="025cfde2" style:font-size-asian="12pt" style:font-weight-asian="normal" style:font-size-complex="12pt" style:font-weight-complex="normal"/>
    </style:style>
    <style:style style:name="T63" style:family="text">
      <style:text-properties style:font-name="FreeSans" fo:font-size="12pt" fo:font-weight="normal" officeooo:rsid="025efb5d" style:font-size-asian="12pt" style:font-weight-asian="normal" style:font-size-complex="12pt" style:font-weight-complex="normal"/>
    </style:style>
    <style:style style:name="T64" style:family="text">
      <style:text-properties style:font-name="FreeSans" fo:font-size="12pt" fo:font-weight="normal" officeooo:rsid="026c40be" style:font-size-asian="12pt" style:font-weight-asian="normal" style:font-size-complex="12pt" style:font-weight-complex="normal"/>
    </style:style>
    <style:style style:name="T65" style:family="text">
      <style:text-properties style:font-name="FreeSans" fo:font-size="12pt" fo:font-weight="normal" officeooo:rsid="027a058b" style:font-size-asian="12pt" style:font-weight-asian="normal" style:font-size-complex="12pt" style:font-weight-complex="normal"/>
    </style:style>
    <style:style style:name="T66" style:family="text">
      <style:text-properties style:font-name="FreeSans" fo:font-size="12pt" fo:font-weight="normal" officeooo:rsid="026f3dfa" style:font-size-asian="12pt" style:font-weight-asian="normal" style:font-size-complex="12pt" style:font-weight-complex="normal"/>
    </style:style>
    <style:style style:name="T67" style:family="text">
      <style:text-properties style:font-name="FreeSans" fo:font-size="12pt" fo:font-weight="normal" officeooo:rsid="0274e309" style:font-size-asian="12pt" style:font-weight-asian="normal" style:font-size-complex="12pt" style:font-weight-complex="normal"/>
    </style:style>
    <style:style style:name="T68" style:family="text">
      <style:text-properties officeooo:rsid="026f3dfa"/>
    </style:style>
    <style:style style:name="T69" style:family="text">
      <style:text-properties officeooo:rsid="0279df6c"/>
    </style:style>
    <style:style style:name="T70" style:family="text">
      <style:text-properties officeooo:rsid="027a058b"/>
    </style:style>
    <style:style style:name="T7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8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4"><text:span text:style-name="T41">Fase de </text:span><text:span text:style-name="T42">construcción</text:span><text:span text:style-name="T41">:</text:span><text:span text:style-name="T38"> ITERACIÓN N.º </text:span><text:span text:style-name="T39">1</text:span><text:span text:style-name="T40">2</text:span></text:p>
      <text:p text:style-name="P65"><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2">20</text:span>/0<text:span text:style-name="T56">5</text:span>/2020</text:p>
      <text:p text:style-name="P68"><draw:custom-shape text:anchor-type="paragraph" draw:z-index="1" draw:name="Shape1" draw:style-name="gr2" draw:text-style-name="P8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1" svg:width="6.501cm" svg:height="18.5cm" svg:x="0.499cm" svg:y="0.75cm"><draw:text-box><text:p text:style-name="P90"><text:span text:style-name="T7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9"><text:span text:style-name="T49">Plan de </text:span><text:span text:style-name="T50">i</text:span><text:span text:style-name="T49">teración</text:span></text:p>
      <text:p text:style-name="P43"/>
      <text:p text:style-name="P51">Resumen</text:p>
      <text:p text:style-name="P72">El presente plan de iteración se divide en tres partes: en la primera parte del mismo se hace una introducción al documento, especificando su alcance y su propósito.</text:p>
      <text:p text:style-name="P7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2"/>
      <text:p text:style-name="P57">Alcance</text:p>
      <text:p text:style-name="P61">En esta <text:span text:style-name="T53">iteración</text:span> se <text:span text:style-name="T54">generarán</text:span> los <text:span text:style-name="T55">siguientes entregables</text:span>:</text:p>
      <text:list xml:id="list3651077587" text:style-name="L1">
        <text:list-item>
          <text:p text:style-name="P76">Plan de pruebas (nueva versión).</text:p>
        </text:list-item>
        <text:list-item>
          <text:p text:style-name="P77">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3">i</text:span>nicio </text:p>
          </table:table-cell>
          <table:table-cell table:style-name="Tabla1.A1" office:value-type="string">
            <text:p text:style-name="P22">Fecha de <text:span text:style-name="T45">finalización</text:span></text:p>
          </table:table-cell>
          <table:table-cell table:style-name="Tabla1.A1" office:value-type="string">
            <text:p text:style-name="P24">Fecha de <text:span text:style-name="T46">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1">Rede</text:span><text:span text:style-name="T62">finición </text:span><text:span text:style-name="T63">y ejecución </text:span><text:span text:style-name="T62">de </text:span><text:span text:style-name="T64">CP01</text:span><text:span text:style-name="T61"> </text:span><text:span text:style-name="T62">(</text:span><text:span text:style-name="T65">aplicación web</text:span><text:span text:style-name="T62">)</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58">Rede</text:span>finición <text:span text:style-name="T59">y ejecución </text:span>de <text:span text:style-name="T60">CP02 </text:span>(<text:span text:style-name="T70">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58">Rede</text:span>finición <text:span text:style-name="T59">y ejecución </text:span>de <text:span text:style-name="T60">CP03 </text:span>(<text:span text:style-name="T70">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2">Definición </text:span><text:span text:style-name="T66">de CP0</text:span><text:span text:style-name="T67">4 </text:span><text:span text:style-name="T62">(</text:span><text:span text:style-name="T65">a</text:span><text:span text:style-name="T62">p</text:span><text:span text:style-name="T65">licación</text:span><text:span text:style-name="T62">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68">de CP05 </text:span>(<text:span text:style-name="T70">a</text:span>p<text:span text:style-name="T70">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7">1</text:span><text:span text:style-name="T21"> </text:span><text:span text:style-name="T34">El símbolo ‘</text:span><text:span text:style-name="T23">🗎</text:span><text:span text:style-name="T34">’</text:span><text:span text:style-name="T29"> en la columna “Fecha de inicio”</text:span><text:span text:style-name="T23"> significa</text:span><text:span text:style-name="T24">n</text:span><text:span text:style-name="T23"> que el documento o módulo </text:span><text:span text:style-name="T25">al que se hace referencia en nombre de la tarea</text:span><text:span text:style-name="T23"> no fue creado en esta iteración </text:span><text:span text:style-name="T26">y solo esta siendo modificado o actualizado</text:span><text:span text:style-name="T23">.</text:span></text:p>
            <text:p text:style-name="P35"><text:span text:style-name="T47">2</text:span><text:span text:style-name="T23"> </text:span><text:span text:style-name="T22">El </text:span><text:span text:style-name="T28">símbolo</text:span><text:span text:style-name="T22"> ‘</text:span><text:span text:style-name="T35">⏳</text:span><text:span text:style-name="T22">’ en la columna “Fecha de finalización” significa que la tarea especificad</text:span><text:span text:style-name="T27">a</text:span><text:span text:style-name="T22"> no fue finalizada </text:span><text:span text:style-name="T32">por falta de tiempo</text:span><text:span text:style-name="T22">.</text:span></text:p>
            <text:p text:style-name="P36"><text:span text:style-name="T48">3</text:span><text:span text:style-name="T33"> </text:span><text:span text:style-name="T22">El </text:span><text:span text:style-name="T28">símbolo</text:span><text:span text:style-name="T22"> ‘</text:span><text:span text:style-name="T36">⭲</text:span><text:span text:style-name="T22">’ en la columna “Fecha de </text:span><text:span text:style-name="T27">inicio</text:span><text:span text:style-name="T22">” significa que la tarea especificad</text:span><text:span text:style-name="T27">a</text:span><text:span text:style-name="T22"> </text:span><text:span text:style-name="T30">no puedo se</text:span><text:span text:style-name="T31">r iniciada</text:span><text:span text:style-name="T22">.</text:span></text:p>
          </table:table-cell>
          <table:covered-table-cell/>
          <table:covered-table-cell/>
          <table:covered-table-cell/>
          <table:covered-table-cell/>
        </table:table-row>
      </table:table>
      <text:p text:style-name="P48"/>
      <text:p text:style-name="P50">Re<text:span text:style-name="T7">cursos</text:span></text:p>
      <text:p text:style-name="P73">Humanos:</text:p>
      <text:list xml:id="list631956497" text:style-name="L2">
        <text:list-item>
          <text:p text:style-name="P83"><text:span text:style-name="T44">Dos</text:span> analistas:</text:p>
          <text:list>
            <text:list-item>
              <text:p text:style-name="P84">Lima, Cinthia.</text:p>
            </text:list-item>
            <text:list-item>
              <text:p text:style-name="P84">Machini, Ariel.</text:p>
            </text:list-item>
          </text:list>
        </text:list-item>
      </text:list>
      <text:p text:style-name="P70"/>
      <text:p text:style-name="P73">Ha<text:span text:style-name="T8">r</text:span>dware:</text:p>
      <text:list xml:id="list382979750" text:style-name="L3">
        <text:list-item>
          <text:p text:style-name="P85">Notebook Lenovo Legion Y720.</text:p>
        </text:list-item>
        <text:list-item>
          <text:p text:style-name="P85">Notebook Banghó MAX G01.</text:p>
        </text:list-item>
      </text:list>
      <text:p text:style-name="P11"/>
      <text:p text:style-name="P10"><text:span text:style-name="T10">M</text:span><text:span text:style-name="T9">isceláneo:</text:span></text:p>
      <text:list xml:id="list431975337" text:style-name="L4">
        <text:list-item>
          <text:p text:style-name="P86"><text:span text:style-name="T43">Acceso a </text:span>Internet.</text:p>
        </text:list-item>
        <text:list-item>
          <text:p text:style-name="P87">Repositorio <text:span text:style-name="T43">(</text:span>en GitHub<text:span text:style-name="T43">)</text:span>.</text:p>
        </text:list-item>
      </text:list>
      <text:p text:style-name="P71"/>
      <text:p text:style-name="P55">Objetivos alcanzados</text:p>
      <text:p text:style-name="P66"><text:span text:style-name="T12">De las </text:span><text:span text:style-name="T13">ocho</text:span><text:span text:style-name="T14"> (</text:span><text:span text:style-name="T13">8</text:span><text:span text:style-name="T14">) </text:span><text:span text:style-name="T12">tareas definidas se pudieron ejecutar y termina</text:span><text:span text:style-name="T15">r </text:span><text:span text:style-name="T13">ocho</text:span><text:span text:style-name="T15"> (</text:span><text:span text:style-name="T13">8</text:span><text:span text:style-name="T15">) </text:span><text:span text:style-name="T12">con éxito:</text:span></text:p>
      <text:list xml:id="list1150850214" text:style-name="L5">
        <text:list-item>
          <text:p text:style-name="P82">Actualización de plan de pruebas</text:p>
        </text:list-item>
        <text:list-item>
          <text:p text:style-name="P78"><text:soft-page-break/>Redefinición y ejecución de CP01 (aplicación web)</text:p>
        </text:list-item>
        <text:list-item>
          <text:p text:style-name="P79">Redefinición y ejecución de CP02 (aplicación web)</text:p>
        </text:list-item>
        <text:list-item>
          <text:p text:style-name="P79">Redefinición y ejecución de CP03 (aplicación web)</text:p>
        </text:list-item>
        <text:list-item>
          <text:p text:style-name="P78">Definición de CP04 (aplicación móvil)</text:p>
        </text:list-item>
        <text:list-item>
          <text:p text:style-name="P79">Definición de CP05 (aplicación móvil)</text:p>
        </text:list-item>
        <text:list-item>
          <text:p text:style-name="P78">Plan SQA</text:p>
        </text:list-item>
        <text:list-item>
          <text:p text:style-name="P78">Evaluación de plan de iteración</text:p>
        </text:list-item>
      </text:list>
      <text:p text:style-name="P59"/>
      <text:p text:style-name="P54">Conclusión</text:p>
      <text:p text:style-name="P67"><text:span text:style-name="T16">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7">el peso de otras responsabilidades que se tengan.</text:span></text:p>
      <text:p text:style-name="P80"><text:span text:style-name="T17">T</text:span><text:span text:style-name="T18">ambién cabe destacar que, al diseñar los casos de prueba, se detectó que los documentos del diseño y de especificación de requerimientos estaba desactualizada. </text:span><text:span text:style-name="T19">Es por esto que parte del tiempo de esta iteración fue empleado para actualizar y organizar dichos documentos.</text:span></text:p>
      <text:p text:style-name="P81"><text:span text:style-name="T19">A</text:span><text:span text:style-name="T11">demás uno de los casos de prueba no fue ejecutado con éxito, por ende, queda como tarea para la próxima iteración la corrección del error detectado. También se detecto un error </text:span><text:span text:style-name="T20">relacionado con la asignación de roles a usuarios,</text:span><text:span text:style-name="T11"> que no tiene que ver con los casos de uso que </text:span><text:span text:style-name="T20">se probaron. </text:span></text:p>
      <text:p text:style-name="P60"/>
      <text:p text:style-name="P52"><text:soft-page-break/>Estado del repositorio</text:p>
      <text:p text:style-name="P74"><text:span text:style-name="T5">Versión </text:span><text:span text:style-name="T37">inicial</text:span><text:span text:style-name="T5"> – </text:span><text:span text:style-name="T37">final</text:span><text:span text:style-name="T5">:</text:span> <text:span text:style-name="T57">300</text:span> – <text:span text:style-name="T57">x</text:span></text:p>
      <text:p text:style-name="P74"/>
      <text:p text:style-name="P53">Estado del repositorio <text:span text:style-name="T51">(aplicación móvil)</text:span></text:p>
      <text:p text:style-name="P75"><text:span text:style-name="T5">Versión </text:span><text:span text:style-name="T37">inicial</text:span><text:span text:style-name="T5"> – </text:span><text:span text:style-name="T37">final</text:span><text:span text:style-name="T5">:</text:span> <text:span text:style-name="T57">27</text:span> – <text:span text:style-name="T69">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31T00:50:31.739412201</dc:date>
    <meta:editing-duration>P1DT23H6M10S</meta:editing-duration>
    <meta:editing-cycles>495</meta:editing-cycles>
    <meta:generator>LibreOffice/6.0.7.3$Linux_X86_64 LibreOffice_project/00m0$Build-3</meta:generator>
    <dc:title>Plan de Iteración</dc:title>
    <dc:subject>Horizon</dc:subject>
    <dc:creator>Cinthia Lima</dc:creator>
    <meta:document-statistic meta:table-count="3" meta:image-count="3" meta:object-count="0" meta:page-count="6" meta:paragraph-count="113" meta:word-count="669" meta:character-count="4179" meta:non-whitespace-character-count="3628"/>
  </office:meta>
</office:document-meta>
</file>